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5pt"/>
    </style:style>
    <style:style style:name="co2" style:family="table-column">
      <style:table-column-properties fo:break-before="auto" style:column-width="292.76pt"/>
    </style:style>
    <style:style style:name="co3" style:family="table-column">
      <style:table-column-properties fo:break-before="auto" style:column-width="231.56pt"/>
    </style:style>
    <style:style style:name="co4" style:family="table-column">
      <style:table-column-properties fo:break-before="auto" style:column-width="98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ce1" office:value-type="string" calcext:value-type="string">
            <text:p>Serial No</text:p>
          </table:table-cell>
          <table:table-cell table:style-name="ce1" office:value-type="string" calcext:value-type="string">
            <text:p>Scenarios Covered </text:p>
          </table:table-cell>
          <table:table-cell table:style-name="ce1" office:value-type="string" calcext:value-type="string">
            <text:p>Observations</text:p>
          </table:table-cell>
          <table:table-cell office:value-type="string" calcext:value-type="string">
            <text:p>Testcase pass/f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ete poster image present on corousal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ete m3u8 file of any show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ete m3u8 file of any movi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ete <text:s/>All ts files of any movi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ete Partial ts files of any movie</text:p>
          </table:table-cell>
          <table:table-cell office:value-type="string" calcext:value-type="string">
            <text:p>Partial movie play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ete <text:s/>All ts files of any show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ete Partial ts files of any show</text:p>
          </table:table-cell>
          <table:table-cell office:value-type="string" calcext:value-type="string">
            <text:p>Partial movie plays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ete poster.jpg of any show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ete episode backdrop.jpg of any show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lete poster.jpg of any movi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ete episode backdrop.jpg of any movi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SRTC_7.0_14072017_1.00.sql deployed on 12.00 content</text:p>
          </table:table-cell>
          <table:table-cell table:style-name="ce2" office:value-type="string" calcext:value-type="string">
            <text:p>content ids are different hence nothing appears after hitting voot.com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SRTC_9.0_14072017_1.00.sql deployed on 12.00 content</text:p>
          </table:table-cell>
          <table:table-cell table:style-name="ce2" office:value-type="string" calcext:value-type="string">
            <text:p>content ids are different hence nothing appears after hitting voot.com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SRTC_9.0_14072017_1.01.sql deployed on 12.00 content</text:p>
          </table:table-cell>
          <table:table-cell table:style-name="ce2" office:value-type="string" calcext:value-type="string">
            <text:p>content ids are different hence nothing appears after hitting voot.com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SRTC_9.0_14072017_1.02.sql deployed on 12.00 content</text:p>
          </table:table-cell>
          <table:table-cell table:style-name="ce2" office:value-type="string" calcext:value-type="string">
            <text:p>Marathi tab disappears as content ids of marathi contents get matched with kannada and gujarathi contents <text:s/>which are disabled in this catalog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SRTC_12.00_11082017_1.01 sql on 9.0 content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MSRTC_12 * sql on 7.0 content</text:p>
          </table:table-cell>
          <table:table-cell office:value-type="string" calcext:value-type="string">
            <text:p>Content formats are different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ox switching(mob gets connected to box having no smart catalog package)</text:p>
          </table:table-cell>
          <table:table-cell office:value-type="string" calcext:value-type="string">
            <text:p>No user Impact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Delete the playlist at the time of movie playing</text:p>
          </table:table-cell>
          <table:table-cell table:style-name="ce2" office:value-type="string" calcext:value-type="string">
            <text:p>Untill refresh movie playes smoothly, after refresh content gets disabled(No User Impact)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lete main poster of display episode of any show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eate <text:span text:style-name="T1">0kb</text:span> poster  imag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eate <text:span text:style-name="T1">0kb </text:span>HLS folder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ate <text:span text:style-name="T1">0kb </text:span>Backdrop imag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space or rename content nam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op mysql service to recreate unexpected error popup</text:p>
          </table:table-cell>
          <table:table-cell office:value-type="string" calcext:value-type="string">
            <text:p>Error popup not appea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op tomcat service to recreate unexpected error popup</text:p>
          </table:table-cell>
          <table:table-cell office:value-type="string" calcext:value-type="string">
            <text:p>Error popup not appea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p nginx service to recreate unexpected error popup</text:p>
          </table:table-cell>
          <table:table-cell office:value-type="string" calcext:value-type="string">
            <text:p>Error popup not appear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lete first element in section element table</text:p>
          </table:table-cell>
          <table:table-cell office:value-type="string" calcext:value-type="string">
            <text:p>Content is disabled(No user Impact) <text:s text:c="2"/>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8:46:09.523091950</meta:creation-date>
    <dc:date>2017-11-17T21:43:43.967907895</dc:date>
    <meta:editing-duration>PT3H54M54S</meta:editing-duration>
    <meta:editing-cycles>10</meta:editing-cycles>
    <meta:generator>LibreOffice/5.1.6.2$Linux_X86_64 LibreOffice_project/10m0$Build-2</meta:generator>
    <meta:document-statistic meta:table-count="1" meta:cell-count="114" meta:object-count="0"/>
  </office:meta>
</office:document-meta>
</file>